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60aae8" officeooo:paragraph-rsid="001ed4c0"/>
    </style:style>
    <style:style style:name="P3" style:family="paragraph" style:parent-style-name="Standard">
      <style:text-properties style:font-name="Liberation Sans" officeooo:rsid="0060aae8" officeooo:paragraph-rsid="0050f218"/>
    </style:style>
    <style:style style:name="P4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5" style:family="paragraph" style:parent-style-name="Standard">
      <style:text-properties officeooo:paragraph-rsid="00245f98"/>
    </style:style>
    <style:style style:name="P6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7" style:family="paragraph" style:parent-style-name="Standard">
      <style:text-properties style:font-name="Liberation Sans" officeooo:rsid="003bd48a" officeooo:paragraph-rsid="0051dba6"/>
    </style:style>
    <style:style style:name="P8" style:family="paragraph">
      <loext:graphic-properties draw:fill="none" draw:fill-color="#ffffff"/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T1" style:family="text">
      <style:text-properties fo:color="#000000" style:font-name="Liberation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" fo:font-size="12pt" fo:font-weight="bold" style:font-weight-asian="bold" style:font-weight-complex="bold"/>
    </style:style>
    <style:style style:name="T3" style:family="text">
      <style:text-properties style:font-name="Liberation Sans" fo:font-size="11pt" style:font-size-asian="11pt" style:font-size-complex="11pt"/>
    </style:style>
    <style:style style:name="T4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fo:margin-left="0.3937in" fo:margin-right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entries" text:anchor-type="as-char" svg:y="0in" svg:width="2.75in" svg:height="2in" draw:z-index="0"><draw:text-box><text:p text:style-name="P6"><draw:frame text:anchor-type="as-char" svg:y="-0.1437in" draw:z-index="1" draw:name="tour.name |  bg-color: &quot;@tour.farbCode&quot;" draw:style-name="gr1" draw:text-style-name="P8" svg:width="1.5433in" svg:height="0.2571in"><draw:text-box><text:p><text:span text:style-name="T1">Tour</text:span></text:p></draw:text-box></draw:frame></text:p><text:p text:style-name="P7"><draw:frame text:anchor-type="as-char" svg:y="-0.1437in" draw:z-index="2" draw:name="korb.abotyp.name" draw:style-name="gr2" draw:text-style-name="P9" svg:width="1.2988in" svg:height="0.1925in"><draw:text-box><text:p><text:span text:style-name="T2">Abotyp</text:span></text:p></draw:text-box></draw:frame><draw:frame text:anchor-type="as-char" svg:y="-0.1437in" draw:z-index="7" draw:name="korb.zusatzAbosString" draw:style-name="gr3" draw:text-style-name="P9" svg:width="0.9449in" svg:height="0.1925in"><draw:text-box><text:p><text:span text:style-name="T2">Zusatz</text:span></text:p></draw:text-box></draw:frame></text:p><text:p text:style-name="P1"><draw:frame text:anchor-type="as-char" svg:y="-0.1437in" draw:z-index="3" draw:name="datum | date: &quot;EEE, dd.MM.yyyy&quot;" draw:style-name="gr2" draw:text-style-name="P10" svg:width="1.5433in" svg:height="0.1925in"><draw:text-box><text:p><text:span text:style-name="T3">datum</text:span></text:p></draw:text-box></draw:frame></text:p><text:p text:style-name="P4"/><text:p text:style-name="P1"><draw:frame text:anchor-type="as-char" svg:y="-0.1437in" draw:z-index="4" draw:name="korb.kunde.bezeichnung" draw:style-name="gr2" draw:text-style-name="P11" svg:width="2.2122in" svg:height="0.1925in"><draw:text-box><text:p><text:span text:style-name="T4">Kundebezeichnung</text:span></text:p></draw:text-box></draw:frame></text:p><text:p text:style-name="P2"><draw:frame text:anchor-type="as-char" svg:y="-0.1437in" draw:z-index="5" draw:name="korb.kunde.strasseUndNummerLieferung" draw:style-name="gr2" draw:text-style-name="P12" svg:width="2.2343in" svg:height="0.1925in"><draw:text-box><text:p><text:span text:style-name="T3">Strasse</text:span></text:p></draw:text-box></draw:frame></text:p><text:p text:style-name="P3"><draw:frame text:anchor-type="as-char" svg:y="-0.1437in" draw:z-index="6" draw:name="korb.kunde.plzOrtLieferung" draw:style-name="gr2" draw:text-style-name="P12" svg:width="2.2343in" svg:height="0.1925in"><draw:text-box><text:p><text:span text:style-name="T3">PLZ Ort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9-12T08:16:50.203629146</dc:date>
    <meta:editing-duration>P1DT4H21M55S</meta:editing-duration>
    <meta:editing-cycles>37</meta:editing-cycles>
    <meta:generator>LibreOffice/5.3.1.2$Linux_X86_64 LibreOffice_project/30m0$Build-2</meta:generator>
    <dc:creator>Thomas Rawyler</dc:creator>
    <meta:document-statistic meta:table-count="0" meta:image-count="0" meta:object-count="0" meta:page-count="1" meta:paragraph-count="7" meta:word-count="0" meta:character-count="0" meta:non-whitespace-character-count="0"/>
  </office:meta>
</office:document-meta>
</file>